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language="en" fo:country="GB" style:text-underline-style="solid" style:text-underline-width="auto" style:text-underline-color="font-color" officeooo:rsid="0019fbf5" officeooo:paragraph-rsid="0019fbf5"/>
    </style:style>
    <style:style style:name="P2" style:family="paragraph" style:parent-style-name="Standard">
      <style:paragraph-properties fo:text-align="start" style:justify-single-word="false"/>
      <style:text-properties style:font-name="Arial" fo:language="en" fo:country="GB" style:text-underline-style="solid" style:text-underline-width="auto" style:text-underline-color="font-color" officeooo:rsid="0019fbf5" officeooo:paragraph-rsid="0019fbf5"/>
    </style:style>
    <style:style style:name="P3" style:family="paragraph" style:parent-style-name="Standard">
      <style:paragraph-properties fo:text-align="start" style:justify-single-word="false"/>
      <style:text-properties style:font-name="Arial" fo:language="en" fo:country="GB" style:text-underline-style="solid" style:text-underline-width="auto" style:text-underline-color="font-color" officeooo:rsid="001a5fea" officeooo:paragraph-rsid="001a5fea"/>
    </style:style>
    <style:style style:name="P4" style:family="paragraph" style:parent-style-name="Standard">
      <style:paragraph-properties fo:text-align="start" style:justify-single-word="false"/>
      <style:text-properties style:font-name="Arial" fo:language="en" fo:country="GB" style:text-underline-style="solid" style:text-underline-width="auto" style:text-underline-color="font-color" officeooo:rsid="001e9c0e" officeooo:paragraph-rsid="001e9c0e"/>
    </style:style>
    <style:style style:name="P5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19fbf5" officeooo:paragraph-rsid="0019fbf5"/>
    </style:style>
    <style:style style:name="P6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1a5fea" officeooo:paragraph-rsid="001a5fea"/>
    </style:style>
    <style:style style:name="P7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1bbb4e" officeooo:paragraph-rsid="001bbb4e"/>
    </style:style>
    <style:style style:name="P8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1e1d97" officeooo:paragraph-rsid="001e1d97"/>
    </style:style>
    <style:style style:name="P9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1e2367" officeooo:paragraph-rsid="001e2367"/>
    </style:style>
    <style:style style:name="P10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1e9c0e" officeooo:paragraph-rsid="001e9c0e"/>
    </style:style>
    <style:style style:name="P11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1f3396" officeooo:paragraph-rsid="001f3396"/>
    </style:style>
    <style:style style:name="P12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215bc3" officeooo:paragraph-rsid="00215bc3"/>
    </style:style>
    <style:style style:name="P13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24e434" officeooo:paragraph-rsid="0024e434"/>
    </style:style>
    <style:style style:name="P14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26b403" officeooo:paragraph-rsid="0026b403"/>
    </style:style>
    <style:style style:name="P15" style:family="paragraph" style:parent-style-name="Standard">
      <style:paragraph-properties fo:text-align="start" style:justify-single-word="false"/>
      <style:text-properties style:font-name="Arial" fo:language="en" fo:country="GB" style:text-underline-style="none" officeooo:rsid="0026bb32" officeooo:paragraph-rsid="0026bb32"/>
    </style:style>
    <style:style style:name="T1" style:family="text">
      <style:text-properties fo:color="#c9211e" loext:opacity="100%"/>
    </style:style>
    <style:style style:name="T2" style:family="text">
      <style:text-properties officeooo:rsid="001c318b"/>
    </style:style>
    <style:style style:name="T3" style:family="text">
      <style:text-properties officeooo:rsid="001f3396"/>
    </style:style>
    <style:style style:name="T4" style:family="text">
      <style:text-properties officeooo:rsid="001f734c"/>
    </style:style>
    <style:style style:name="T5" style:family="text">
      <style:text-properties officeooo:rsid="00215bc3"/>
    </style:style>
    <style:style style:name="T6" style:family="text">
      <style:text-properties officeooo:rsid="002234d8"/>
    </style:style>
    <style:style style:name="T7" style:family="text">
      <style:text-properties officeooo:rsid="002295e4"/>
    </style:style>
    <style:style style:name="T8" style:family="text">
      <style:text-properties officeooo:rsid="00240de9"/>
    </style:style>
    <style:style style:name="T9" style:family="text">
      <style:text-properties officeooo:rsid="0024e4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vision for written exam</text:span> </text:p>
      <text:p text:style-name="P1"/>
      <text:p text:style-name="P1"/>
      <text:p text:style-name="P1"/>
      <text:p text:style-name="P1"/>
      <text:p text:style-name="P3">III) I have also revised my tenses, so I know their values</text:p>
      <text:p text:style-name="P3"/>
      <text:p text:style-name="P3"/>
      <text:p text:style-name="P1"/>
      <text:p text:style-name="P2">VI) And now I can use them correctly</text:p>
      <text:p text:style-name="P5"/>
      <text:p text:style-name="P2">A) Fill in with the verb in the correct form</text:p>
      <text:p text:style-name="P5"/>
      <text:p text:style-name="P6">1) I have <text:span text:style-name="T2">been learning</text:span> English for seven years now.</text:p>
      <text:p text:style-name="P6">2) But last year I didn’t work hard enough for English, that’s why my marks weren’t rally good then.</text:p>
      <text:p text:style-name="P6">3) As I want to pass my English exam successfully next year, I studied harder this term.</text:p>
      <text:p text:style-name="P6">4) During my last summer holidays my parents has send me on a language course to London</text:p>
      <text:p text:style-name="P7">5) It was great and I think I have learnt a lot.</text:p>
      <text:p text:style-name="P7">6) Before I went to London I didn’t enjoy learning English.</text:p>
      <text:p text:style-name="P8">7) But while I was doing the language course, I have met lots of young people from all over the world.</text:p>
      <text:p text:style-name="P9"/>
      <text:p text:style-name="P9"/>
      <text:p text:style-name="P4">V) This semester we also worked on reported speech.</text:p>
      <text:p text:style-name="P10"/>
      <text:p text:style-name="P4">C) What did she say … ?</text:p>
      <text:p text:style-name="P4"/>
      <text:p text:style-name="P10">1) “He works in a bank”</text:p>
      <text:p text:style-name="P10">→ <text:span text:style-name="T3">She said he worked in a bank</text:span></text:p>
      <text:p text:style-name="P10"/>
      <text:p text:style-name="P11">2) “We went out last night”</text:p>
      <text:p text:style-name="P11">→ She told me they ha<text:span text:style-name="T7">d</text:span> <text:span text:style-name="T7">gone</text:span> out last night</text:p>
      <text:p text:style-name="P11"/>
      <text:p text:style-name="P11">3) “I’m coming!”</text:p>
      <text:p text:style-name="P11">→ She said <text:span text:style-name="T8">she</text:span> <text:span text:style-name="T7">was</text:span> coming </text:p>
      <text:p text:style-name="P11"/>
      <text:p text:style-name="P11">4) “I was waiting for the bus when he arrived”</text:p>
      <text:p text:style-name="P11">→ <text:span text:style-name="T4">She </text:span><text:span text:style-name="T5">told me</text:span><text:span text:style-name="T4"> she </text:span><text:span text:style-name="T9">had been</text:span><text:span text:style-name="T4"> waiting for the bus when he arrived</text:span></text:p>
      <text:p text:style-name="P11"/>
      <text:p text:style-name="P12">5) “ I’d never been there before”</text:p>
      <text:p text:style-name="P12">→ She said she have <text:span text:style-name="T9">never </text:span>been there before</text:p>
      <text:p text:style-name="P12"/>
      <text:p text:style-name="P12">6) “I didn’t go to the party”</text:p>
      <text:p text:style-name="P12">→ <text:span text:style-name="T6">She told me </text:span><text:span text:style-name="T9">she hadn’t gone to the party</text:span></text:p>
      <text:p text:style-name="P12"/>
      <text:p text:style-name="P13">7) “Lucy’ll come later”</text:p>
      <text:p text:style-name="P13">→ She said Lucy would come later</text:p>
      <text:p text:style-name="P11"/>
      <text:p text:style-name="P14">8) “He hasn’t eaten breakfast”</text:p>
      <text:p text:style-name="P14">→ She told me he hadn’t eaten breakfast</text:p>
      <text:p text:style-name="P15"><text:soft-page-break/>9) “I can help you tomorrow”</text:p>
      <text:p text:style-name="P15">→ She said she could help me tomorrow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08:12:24.851095276</meta:creation-date>
    <dc:date>2023-01-09T08:52:28.641948608</dc:date>
    <meta:editing-duration>PT39M55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91" meta:character-count="1382" meta:non-whitespace-character-count="1120"/>
  </office:meta>
</office:document-meta>
</file>